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Reader.readInt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Reader.readUTF( int index , final int utfLen , final char [ ] bu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lassReader.getAttribut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lassReader.readMethod( TypeCollector classVisitor , char [ ] c , int u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9">
            <text:p text:style-name="Table_20_Contents">49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ClassReader.accept( final TypeCollector classVisito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5">
            <text:p text:style-name="Table_20_Contents">55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ClassReader.ClassReader( InputStream is , boolean readAnnotation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ClassReader.readUnsignedShort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Reader.readUTF8( int index , final char [ ] bu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